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67cm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2.201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45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8" draw:style-name="gr4" draw:text-style-name="P3" draw:layer="layout" svg:width="5.385cm" svg:height="0.607cm" svg:x="2.342cm" svg:y="5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4" draw:layer="layout" svg:width="0.613cm" svg:height="0.638cm" draw:transform="rotate (-1.5707963267949) translate (20.674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draw:transform="rotate (1.5707963267949) translate (10.169cm 9.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6" draw:layer="layout" svg:width="5.386cm" svg:height="0.607cm" draw:transform="rotate (-1.5707963267949) translate (11.334cm 4.273cm)">
          <text:p text:style-name="P5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svg:x="12.954cm" svg:y="4.4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7" draw:layer="layout" svg:width="1.083cm" svg:height="1.434cm" svg:x="7.763cm" svg:y="5.83cm">
          <text:p text:style-name="P5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7" draw:layer="layout" svg:width="1.325cm" svg:height="1.436cm" svg:x="17.613cm" svg:y="5.954cm">
          <text:p text:style-name="P5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2.138cm" svg:height="1.012cm" draw:transform="rotate (1.5707963267949) translate (0.632cm 7.547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3.842cm" svg:x2="10.169cm" svg:y2="3.843cm">
          <text:p/>
        </draw:line>
        <draw:custom-shape draw:name="TextBox 28" draw:style-name="gr14" draw:text-style-name="P8" draw:layer="layout" svg:width="2.137cm" svg:height="1.011cm" svg:x="13.151cm" svg:y="2.619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2.129cm" svg:height="1.013cm" svg:x="4.018cm" svg:y="1.329cm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9.73cm" svg:y1="4.096cm" svg:x2="9.757cm" svg:y2="9.66cm">
          <text:p/>
        </draw:line>
        <draw:custom-shape draw:name="TextBox 22_1" draw:style-name="gr16" draw:text-style-name="P8" draw:layer="layout" svg:width="2.13cm" svg:height="1.012cm" draw:transform="rotate (1.5707963267949) translate (8.509cm 7.743cm)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2.996cm" svg:x2="19.607cm" svg:y2="10.532cm">
          <text:p/>
        </draw:line>
        <draw:custom-shape draw:name="TextBox 22_2" draw:style-name="gr17" draw:text-style-name="P8" draw:layer="layout" svg:width="2.138cm" svg:height="1.012cm" draw:transform="rotate (1.5707963267949) translate (18.532cm 7.648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2.521cm" svg:x2="20.022cm" svg:y2="2.522cm">
          <text:p/>
        </draw:line>
        <draw:custom-shape draw:name="TextBox 28_0" draw:style-name="gr18" draw:text-style-name="P8" draw:layer="layout" svg:width="2.137cm" svg:height="1.011cm" svg:x="22.751cm" svg:y="1.319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2.83cm" svg:height="0.962cm" svg:x="13.208cm" svg:y="6.477cm">
          <draw:text-box>
            <text:p>Matrix B</text:p>
          </draw:text-box>
        </draw:frame>
        <draw:frame draw:style-name="gr20" draw:text-style-name="P10" draw:layer="layout" svg:width="2.864cm" svg:height="0.962cm" svg:x="22.536cm" svg:y="6.793cm">
          <draw:text-box>
            <text:p>Matrix C</text:p>
          </draw:text-box>
        </draw:frame>
        <draw:frame draw:style-name="gr21" draw:text-style-name="P10" draw:layer="layout" svg:width="2.792cm" svg:height="0.962cm" svg:x="3.673cm" svg:y="8.284cm">
          <draw:text-box>
            <text:p>Matrix A</text:p>
          </draw:text-box>
        </draw:frame>
        <draw:custom-shape draw:name="Rectangle 13_0" draw:style-name="gr22" draw:text-style-name="P11" draw:layer="layout" svg:width="5.386cm" svg:height="0.607cm" draw:transform="rotate (-1.5707963267949) translate (10.735cm 4.27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23" draw:text-style-name="P11" draw:layer="layout" svg:width="5.386cm" svg:height="0.607cm" draw:transform="rotate (-1.5707963267949) translate (11.337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24" draw:text-style-name="P11" draw:layer="layout" svg:width="5.386cm" svg:height="0.607cm" draw:transform="rotate (-1.5707963267949) translate (11.939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25" draw:text-style-name="P11" draw:layer="layout" svg:width="5.386cm" svg:height="0.607cm" draw:transform="rotate (-1.5707963267949) translate (12.541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0" draw:style-name="gr26" draw:text-style-name="P3" draw:layer="layout" svg:width="5.385cm" svg:height="0.607cm" svg:x="2.343cm" svg:y="5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4" draw:style-name="gr27" draw:text-style-name="P11" draw:layer="layout" svg:width="2.685cm" svg:height="0.607cm" svg:x="11.494cm" svg:y="13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5" draw:style-name="gr28" draw:text-style-name="P11" draw:layer="layout" svg:width="2.687cm" svg:height="0.607cm" svg:x="11.492cm" svg:y="12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6" draw:style-name="gr29" draw:text-style-name="P11" draw:layer="layout" svg:width="2.687cm" svg:height="0.607cm" svg:x="11.492cm" svg:y="11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7" draw:style-name="gr30" draw:text-style-name="P11" draw:layer="layout" svg:width="2.703cm" svg:height="0.607cm" svg:x="11.492cm" svg:y="11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3" draw:layer="layout" svg:width="4.432cm" svg:height="0.878cm" svg:x="12.151cm" svg:y="13.561cm">
          <draw:text-box>
            <text:p text:style-name="P12"><text:span text:style-name="T4">N1_A elements </text:span></text:p>
          </draw:text-box>
        </draw:frame>
        <draw:frame draw:style-name="gr32" draw:text-style-name="P14" draw:layer="layout" svg:width="1.205cm" svg:height="0.962cm" svg:x="10.249cm" svg:y="12.019cm">
          <draw:text-box>
            <text:p><text:span text:style-name="T5">L1</text:span></text:p>
          </draw:text-box>
        </draw:frame>
        <draw:custom-shape draw:name="Rectangle 9_0" draw:style-name="gr5" draw:text-style-name="P4" draw:layer="layout" svg:width="0.613cm" svg:height="0.638cm" draw:transform="rotate (-1.5707963267949) translate (20.677cm 5.86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5" draw:text-style-name="P4" draw:layer="layout" svg:width="0.613cm" svg:height="0.638cm" draw:transform="rotate (-1.5707963267949) translate (21.312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2" draw:style-name="gr5" draw:text-style-name="P4" draw:layer="layout" svg:width="0.613cm" svg:height="0.638cm" draw:transform="rotate (-1.5707963267949) translate (21.313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5" draw:text-style-name="P4" draw:layer="layout" svg:width="0.613cm" svg:height="0.638cm" draw:transform="rotate (-1.5707963267949) translate (21.953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5" draw:text-style-name="P4" draw:layer="layout" svg:width="0.613cm" svg:height="0.638cm" draw:transform="rotate (-1.5707963267949) translate (22.587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" draw:text-style-name="P4" draw:layer="layout" svg:width="0.613cm" svg:height="0.638cm" draw:transform="rotate (-1.5707963267949) translate (21.954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5" draw:text-style-name="P4" draw:layer="layout" svg:width="0.613cm" svg:height="0.638cm" draw:transform="rotate (-1.5707963267949) translate (22.588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6" draw:layer="layout" svg:width="4.867cm" svg:height="0.878cm" svg:x="11.769cm" svg:y="10.387cm">
          <draw:text-box>
            <text:p text:style-name="P15"><text:span text:style-name="T4">L0 blocks to copy</text:span></text:p>
          </draw:text-box>
        </draw:frame>
        <draw:custom-shape draw:name="Rectangle 13_8" draw:style-name="gr34" draw:text-style-name="P11" draw:layer="layout" svg:width="2.703cm" svg:height="0.607cm" svg:x="14.18cm" svg:y="11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9" draw:style-name="gr35" draw:text-style-name="P11" draw:layer="layout" svg:width="2.7cm" svg:height="0.607cm" svg:x="14.182cm" svg:y="11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0" draw:style-name="gr36" draw:text-style-name="P11" draw:layer="layout" svg:width="2.703cm" svg:height="0.607cm" svg:x="14.18cm" svg:y="12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1" draw:style-name="gr37" draw:text-style-name="P11" draw:layer="layout" svg:width="2.703cm" svg:height="0.607cm" svg:x="14.18cm" svg:y="13.0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7" draw:layer="layout" svg:width="2.915cm" svg:height="0.806cm" svg:x="19.846cm" svg:y="4.41cm">
          <draw:text-box>
            <text:p><text:span text:style-name="T6">Workgroup</text:span></text:p>
          </draw:text-box>
        </draw:frame>
        <draw:frame draw:style-name="gr39" draw:text-style-name="P14" draw:layer="layout" svg:width="3.211cm" svg:height="0.962cm" svg:x="12.562cm" svg:y="14.532cm">
          <draw:text-box>
            <text:p><text:span text:style-name="T5">shared_B</text:span></text:p>
          </draw:text-box>
        </draw:frame>
      </draw:page>
      <draw:page draw:name="page2" draw:style-name="dp1" draw:master-page-name="Default">
        <draw:custom-shape draw:name="Rectangle 10" draw:style-name="gr40" draw:text-style-name="P1" draw:layer="layout" svg:width="5.386cm" svg:height="7.536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3" draw:text-style-name="P2" draw:layer="layout" svg:x1="1.906cm" svg:y1="2.996cm" svg:x2="1.907cm" svg:y2="10.532cm">
          <text:p/>
        </draw:line>
        <draw:custom-shape draw:name="Rectangle 14" draw:style-name="gr42" draw:text-style-name="P3" draw:layer="layout" svg:width="5.385cm" svg:height="0.607cm" svg:x="2.342cm" svg:y="5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" draw:text-style-name="P4" draw:layer="layout" svg:width="0.613cm" svg:height="0.638cm" draw:transform="rotate (-1.5707963267949) translate (20.674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3" draw:text-style-name="P1" draw:layer="layout" svg:width="5.386cm" svg:height="7.536cm" draw:transform="rotate (1.5707963267949) translate (10.169cm 9.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4" draw:text-style-name="P6" draw:layer="layout" svg:width="5.386cm" svg:height="0.607cm" draw:transform="rotate (-1.5707963267949) translate (11.334cm 3.973cm)">
          <text:p text:style-name="P5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8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9" draw:text-style-name="P2" draw:layer="layout" svg:width="0.001cm" svg:height="4.816cm" svg:x="12.954cm" svg:y="4.1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5" draw:text-style-name="P7" draw:layer="layout" svg:width="1.083cm" svg:height="1.434cm" svg:x="7.763cm" svg:y="5.83cm">
          <text:p text:style-name="P5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6" draw:text-style-name="P7" draw:layer="layout" svg:width="1.325cm" svg:height="1.436cm" svg:x="17.613cm" svg:y="5.954cm">
          <text:p text:style-name="P5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7" draw:text-style-name="P8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8" draw:text-style-name="P8" draw:layer="layout" svg:width="2.138cm" svg:height="1.012cm" draw:transform="rotate (1.5707963267949) translate (0.632cm 7.547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3" draw:text-style-name="P2" draw:layer="layout" svg:x1="17.706cm" svg:y1="3.542cm" svg:x2="10.169cm" svg:y2="3.543cm">
          <text:p/>
        </draw:line>
        <draw:custom-shape draw:name="TextBox 10" draw:style-name="gr49" draw:text-style-name="P8" draw:layer="layout" svg:width="2.137cm" svg:height="1.011cm" svg:x="13.151cm" svg:y="2.319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 4" draw:style-name="gr50" draw:text-style-name="P8" draw:layer="layout" svg:width="2.129cm" svg:height="1.013cm" svg:x="4.018cm" svg:y="1.329cm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4" draw:style-name="gr3" draw:text-style-name="P2" draw:layer="layout" svg:x1="2.352cm" svg:y1="2.531cm" svg:x2="7.748cm" svg:y2="2.531cm">
          <text:p/>
        </draw:line>
        <draw:line draw:name="Straight Connector 6_ 5" draw:style-name="gr3" draw:text-style-name="P2" draw:layer="layout" svg:x1="9.73cm" svg:y1="3.796cm" svg:x2="9.757cm" svg:y2="9.36cm">
          <text:p/>
        </draw:line>
        <draw:custom-shape draw:name="TextBox 22_ 5" draw:style-name="gr51" draw:text-style-name="P8" draw:layer="layout" svg:width="2.13cm" svg:height="1.012cm" draw:transform="rotate (1.5707963267949) translate (8.509cm 7.743cm)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6" draw:style-name="gr3" draw:text-style-name="P2" draw:layer="layout" svg:x1="19.606cm" svg:y1="2.996cm" svg:x2="19.607cm" svg:y2="10.532cm">
          <text:p/>
        </draw:line>
        <draw:custom-shape draw:name="TextBox 22_ 6" draw:style-name="gr52" draw:text-style-name="P8" draw:layer="layout" svg:width="2.138cm" svg:height="1.012cm" draw:transform="rotate (1.5707963267949) translate (18.532cm 7.648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 2" draw:style-name="gr3" draw:text-style-name="P2" draw:layer="layout" svg:x1="27.559cm" svg:y1="2.521cm" svg:x2="20.022cm" svg:y2="2.522cm">
          <text:p/>
        </draw:line>
        <draw:custom-shape draw:name="TextBox 28_ 2" draw:style-name="gr53" draw:text-style-name="P8" draw:layer="layout" svg:width="2.137cm" svg:height="1.011cm" svg:x="22.751cm" svg:y="1.319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2.83cm" svg:height="0.962cm" svg:x="13.208cm" svg:y="6.177cm">
          <draw:text-box>
            <text:p>Matrix B</text:p>
          </draw:text-box>
        </draw:frame>
        <draw:frame draw:style-name="gr20" draw:text-style-name="P10" draw:layer="layout" svg:width="2.864cm" svg:height="0.962cm" svg:x="22.536cm" svg:y="6.793cm">
          <draw:text-box>
            <text:p>Matrix C</text:p>
          </draw:text-box>
        </draw:frame>
        <draw:frame draw:style-name="gr21" draw:text-style-name="P10" draw:layer="layout" svg:width="2.792cm" svg:height="0.962cm" svg:x="3.673cm" svg:y="8.284cm">
          <draw:text-box>
            <text:p>Matrix A</text:p>
          </draw:text-box>
        </draw:frame>
        <draw:custom-shape draw:name="Rectangle 13_ 13" draw:style-name="gr54" draw:text-style-name="P11" draw:layer="layout" svg:width="5.386cm" svg:height="0.607cm" draw:transform="rotate (-1.5707963267949) translate (10.735cm 3.97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14" draw:style-name="gr55" draw:text-style-name="P11" draw:layer="layout" svg:width="5.386cm" svg:height="0.607cm" draw:transform="rotate (-1.5707963267949) translate (11.337cm 3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15" draw:style-name="gr56" draw:text-style-name="P11" draw:layer="layout" svg:width="5.386cm" svg:height="0.607cm" draw:transform="rotate (-1.5707963267949) translate (11.939cm 3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16" draw:style-name="gr57" draw:text-style-name="P11" draw:layer="layout" svg:width="5.386cm" svg:height="0.607cm" draw:transform="rotate (-1.5707963267949) translate (12.541cm 3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" draw:style-name="gr58" draw:text-style-name="P3" draw:layer="layout" svg:width="5.385cm" svg:height="0.607cm" svg:x="2.343cm" svg:y="5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19" draw:style-name="gr59" draw:text-style-name="P3" draw:layer="layout" svg:width="2.687cm" svg:height="0.607cm" svg:x="2.332cm" svg:y="12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20" draw:style-name="gr60" draw:text-style-name="P3" draw:layer="layout" svg:width="2.703cm" svg:height="0.607cm" svg:x="2.332cm" svg:y="12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3" draw:layer="layout" svg:width="4.432cm" svg:height="0.878cm" svg:x="2.934cm" svg:y="13.346cm">
          <draw:text-box>
            <text:p text:style-name="P12"><text:span text:style-name="T4">N1_A elements </text:span></text:p>
          </draw:text-box>
        </draw:frame>
        <draw:frame draw:style-name="gr32" draw:text-style-name="P16" draw:layer="layout" svg:width="1.205cm" svg:height="0.962cm" svg:x="0.938cm" svg:y="12.17cm">
          <draw:text-box>
            <text:p><text:span text:style-name="T4">L0</text:span></text:p>
          </draw:text-box>
        </draw:frame>
        <draw:custom-shape draw:name="Rectangle 9_ 8" draw:style-name="gr5" draw:text-style-name="P4" draw:layer="layout" svg:width="0.613cm" svg:height="0.638cm" draw:transform="rotate (-1.5707963267949) translate (20.677cm 5.86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 9" draw:style-name="gr5" draw:text-style-name="P4" draw:layer="layout" svg:width="0.613cm" svg:height="0.638cm" draw:transform="rotate (-1.5707963267949) translate (21.312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 10" draw:style-name="gr5" draw:text-style-name="P4" draw:layer="layout" svg:width="0.613cm" svg:height="0.638cm" draw:transform="rotate (-1.5707963267949) translate (21.313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 11" draw:style-name="gr5" draw:text-style-name="P4" draw:layer="layout" svg:width="0.613cm" svg:height="0.638cm" draw:transform="rotate (-1.5707963267949) translate (21.953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 12" draw:style-name="gr5" draw:text-style-name="P4" draw:layer="layout" svg:width="0.613cm" svg:height="0.638cm" draw:transform="rotate (-1.5707963267949) translate (22.587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 13" draw:style-name="gr5" draw:text-style-name="P4" draw:layer="layout" svg:width="0.613cm" svg:height="0.638cm" draw:transform="rotate (-1.5707963267949) translate (21.954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 14" draw:style-name="gr5" draw:text-style-name="P4" draw:layer="layout" svg:width="0.613cm" svg:height="0.638cm" draw:transform="rotate (-1.5707963267949) translate (22.588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6" draw:layer="layout" svg:width="5.336cm" svg:height="0.878cm" svg:x="2.411cm" svg:y="11.049cm">
          <draw:text-box>
            <text:p text:style-name="P15"><text:span text:style-name="T4">L1 sections to copy</text:span></text:p>
          </draw:text-box>
        </draw:frame>
        <draw:custom-shape draw:name="Rectangle 13_ 21" draw:style-name="gr61" draw:text-style-name="P3" draw:layer="layout" svg:width="2.703cm" svg:height="0.607cm" svg:x="5.02cm" svg:y="12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22" draw:style-name="gr62" draw:text-style-name="P3" draw:layer="layout" svg:width="2.7cm" svg:height="0.607cm" svg:x="5.022cm" svg:y="12.6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18" draw:layer="layout" svg:width="1.717cm" svg:height="0.806cm" svg:x="20.453cm" svg:y="4.401cm">
          <draw:text-box>
            <text:p text:style-name="P12"><text:span text:style-name="T6">Block</text:span></text:p>
          </draw:text-box>
        </draw:frame>
        <draw:frame draw:style-name="gr39" draw:text-style-name="P14" draw:layer="layout" svg:width="3.211cm" svg:height="0.962cm" svg:x="3.429cm" svg:y="14.405cm">
          <draw:text-box>
            <text:p><text:span text:style-name="T5">shared_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3-07-10T17:14:35.473370975</dc:date>
    <meta:editing-duration>PT2H10M49S</meta:editing-duration>
    <meta:editing-cycles>21</meta:editing-cycles>
    <meta:generator>LibreOffice/7.3.7.2$Linux_X86_64 LibreOffice_project/30$Build-2</meta:generator>
    <meta:document-statistic meta:object-count="98"/>
  </office:meta>
</office:document-meta>
</file>